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BD000032F6000016D225DF2EDF.wmf" manifest:media-type=""/>
  <manifest:file-entry manifest:full-path="Pictures/2000010600002E35000019794A6341E5.wmf" manifest:media-type=""/>
  <manifest:file-entry manifest:full-path="Pictures/20000114000030B40000161A4AF07F2A.wmf" manifest:media-type=""/>
  <manifest:file-entry manifest:full-path="Pictures/20000115000031C200001BA5E404ECDA.wmf" manifest:media-type=""/>
  <manifest:file-entry manifest:full-path="Pictures/200000AE00002D1C000016537EE20EFD.wmf" manifest:media-type=""/>
  <manifest:file-entry manifest:full-path="Pictures/20000098000026BE00001324C4F40708.wmf" manifest:media-type=""/>
  <manifest:file-entry manifest:full-path="Pictures/2000008900001457000018D7CB37F256.wmf" manifest:media-type=""/>
  <manifest:file-entry manifest:full-path="Pictures/20000040000027540000148013B57908.wmf" manifest:media-type=""/>
  <manifest:file-entry manifest:full-path="Pictures/200000D3000032F6000016D211CD5346.wmf" manifest:media-type=""/>
  <manifest:file-entry manifest:full-path="Pictures/200000700000241F000010BB28EB1632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953cm" fo:margin-right="0cm" fo:margin-top="0.282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2.064cm" fo:margin-right="0cm" fo:margin-top="0.049cm" fo:margin-bottom="0cm" fo:text-indent="-0.793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28" style:family="paragraph">
      <style:paragraph-properties fo:margin-left="0cm" fo:margin-right="0cm" fo:text-indent="0cm">
        <style:tab-stops>
          <style:tab-stop style:position="14.023cm"/>
        </style:tab-stops>
      </style:paragraph-properties>
    </style:style>
    <style:style style:name="P29" style:family="paragraph">
      <style:paragraph-properties fo:margin-left="2.064cm" fo:margin-right="0cm" fo:margin-top="0.353cm" fo:margin-bottom="0cm" fo:text-indent="-0.793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justify" fo:text-indent="1.248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1.248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34" style:family="paragraph">
      <style:paragraph-properties fo:margin-left="3.175cm" fo:margin-right="0cm" fo:margin-top="0.282cm" fo:margin-bottom="0cm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30% 58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30% 58%" style:font-name="Tahoma1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Arial3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number text:level="3" style:num-format="">
        <style:list-level-properties text:space-before="2.8cm" text:min-label-width="0.8cm"/>
        <style:text-properties fo:color="#3333c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Grundlegende Datenstrukturen für Betriebssysteme (Exkurs)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5">25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8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8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28cm" svg:height="9.921cm" svg:x="3.241cm" svg:y="2.509cm" draw:page-number="1" presentation:class="page"/>
          <draw:frame draw:name="Rectangle 23" presentation:style-name="pr3" draw:text-style-name="P10" draw:layer="layout" svg:width="14.463cm" svg:height="9.193cm" svg:x="2.615cm" svg:y="13.564cm" presentation:class="notes" presentation:placeholder="true" presentation:user-transformed="true">
            <draw:text-box/>
          </draw:frame>
        </presentation:notes>
      </draw:page>
      <draw:page draw:name="Zielsetzung für diese Vorlesung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 für diese Vorlesung</text:span></text:p>
          </draw:text-box>
        </draw:frame>
        <draw:custom-shape draw:name="Rectangle 8" draw:style-name="gr6" draw:text-style-name="P1" draw:layer="layout" svg:width="20.742cm" svg:height="8.677cm" svg:x="2.117cm" svg:y="3.81cm">
          <text:list text:style-name="L3">
            <text:list-item>
              <text:p text:style-name="P12"><text:span text:style-name="T10">Datenstrukturen, die man in Betriebssystemen häufig vorfindet, verstehen</text:span></text:p>
            </text:list-item>
          </text:list>
          <text:p text:style-name="P12"><text:span text:style-name="T10"/></text:p>
          <text:p text:style-name="P13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7" draw:text-style-name="P1" draw:layer="layout" svg:width="8.558cm" svg:height="1.331cm" svg:x="11.17cm" svg:y="0.026cm">
            <text:p text:style-name="P9"><text:span text:style-name="T8"><text:date style:data-style-name="D1" text:date-value="2015-01-25">25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8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8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8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3" draw:text-style-name="P10" draw:layer="layout" svg:width="14.463cm" svg:height="9.193cm" svg:x="2.615cm" svg:y="13.564cm" presentation:class="notes" presentation:placeholder="true" presentation:user-transformed="true">
            <draw:text-box/>
          </draw:frame>
        </presentation:notes>
      </draw:page>
      <draw:page draw:name="Wichtige Datenstrukturen für Betriebssysteme" draw:style-name="dp1" draw:master-page-name="Titel_20_und_20_Inhalt" presentation:presentation-page-layout-name="AL2T11" xml:id="id3" draw:id="id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Wichtige Datenstrukturen für Betriebssysteme</text:span></text:p>
          </draw:text-box>
        </draw:frame>
        <draw:custom-shape draw:name="Rectangle 4" draw:style-name="gr8" draw:text-style-name="P1" draw:layer="layout" svg:width="25.399cm" svg:height="0.001cm" svg:x="6.085cm" svg:y="6.52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5" draw:text-style-name="P1" draw:layer="layout" svg:width="19.261cm" svg:height="11.429cm" svg:x="2.328cm" svg:y="3.81cm" presentation:class="outline" presentation:user-transformed="true">
          <draw:text-box>
            <text:list text:style-name="L4">
              <text:list-item>
                <text:p text:style-name="P14"><text:span text:style-name="T13">Zeiger und Referenztypen</text:span></text:p>
              </text:list-item>
              <text:list-item>
                <text:p text:style-name="P14"><text:span text:style-name="T13">Sequenzen bzw. diverse Listen</text:span></text:p>
              </text:list-item>
              <text:list-item>
                <text:p text:style-name="P14"><text:span text:style-name="T13">Stapelspeicher (Kellerspeicher, Stack)</text:span></text:p>
              </text:list-item>
              <text:list-item>
                <text:p text:style-name="P14"><text:span text:style-name="T13">Warteschlangen (Queues)</text:span></text:p>
              </text:list-item>
              <text:list-item>
                <text:p text:style-name="P14"><text:span text:style-name="T13">Hashtabell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ger und Referenztypen" draw:style-name="dp1" draw:master-page-name="Titel_20_und_20_Inhalt" presentation:presentation-page-layout-name="AL2T11" xml:id="id4" draw:id="id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Zeiger und Referenztypen</text:span></text:p>
          </draw:text-box>
        </draw:frame>
        <draw:custom-shape draw:name="Rectangle 4" draw:style-name="gr8" draw:text-style-name="P1" draw:layer="layout" svg:width="25.399cm" svg:height="0.001cm" svg:x="6.085cm" svg:y="6.52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427cm" svg:y="7.594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589cm" svg:height="5.291cm" svg:x="1.905cm" svg:y="4.022cm" presentation:class="outline" presentation:user-transformed="true">
          <draw:text-box>
            <text:p text:style-name="P15"><text:span text:style-name="T14">class </text:span><text:span text:style-name="T15">MyType</text:span><text:span text:style-name="T14"> { …} // Klasse MyType wird definiert.</text:span></text:p>
            <text:p text:style-name="P15"><text:span text:style-name="T14">MyType p1; <text:s/>// Referenz p1 wird erzeugt</text:span></text:p>
            <text:p text:style-name="P15"><text:span text:style-name="T14">MyType p2; <text:s/>// Referenz p2 wird erzeugt</text:span></text:p>
            <text:p text:style-name="P15"><text:span text:style-name="T14">...</text:span></text:p>
            <text:p text:style-name="P15"><text:span text:style-name="T14">p1 = </text:span><text:span text:style-name="T15">new</text:span><text:span text:style-name="T14"> MyType(); // Standardkonstruktor wird durchlaufen</text:span><text:span text:style-name="T16"> </text:span></text:p>
            <text:p text:style-name="P16"><text:span text:style-name="T14"/></text:p>
          </draw:text-box>
        </draw:frame>
        <draw:frame draw:style-name="gr9" draw:text-style-name="P17" draw:layer="layout" svg:width="15.452cm" svg:height="6.985cm" svg:x="3.598cm" svg:y="9.737cm">
          <draw:image xlink:href="Pictures/200000700000241F000010BB28EB1632.wm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5" draw:id="id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Was ist eine Liste?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8">Allgemein ist eine Sequenz &lt;a</text:span><text:span text:style-name="T19">1</text:span><text:span text:style-name="T18">,…, a</text:span><text:span text:style-name="T19">n</text:span><text:span text:style-name="T18">&gt; eine Folge aus n Elementen des gleichen Grundtyps </text:span></text:p>
                  </text:list-item>
                  <text:list-item>
                    <text:p text:style-name="P18"><text:span text:style-name="T18">Grundtypen sind beliebige Datentypen</text:span></text:p>
                  </text:list-item>
                  <text:list-item>
                    <text:p text:style-name="P18"><text:span text:style-name="T18">Mögliche Beschreibung als Abstrakter Datentyp (ADT)</text:span></text:p>
                  </text:list-item>
                  <text:list-item>
                    <text:p text:style-name="P18"><text:span text:style-name="T18">Verschiedene Implementierungsvarianten</text:span></text:p>
                  </text:list-item>
                  <text:list-item>
                    <text:p text:style-name="P18"><text:span text:style-name="T18"><text:s/></text:span><text:span text:style-name="T18">Z.B. als einfaches Array, Adressierung über Index</text:span></text:p>
                  </text:list-item>
                  <text:list-item>
                    <text:p text:style-name="P18"><text:span text:style-name="T20">Adresse eines Elements i </text:span></text:p>
                  </text:list-item>
                </text:list>
              </text:list-item>
            </text:list>
            <text:p text:style-name="P19"><text:span text:style-name="T20">= Anfangsadresse des Arrays + </text:span></text:p>
            <text:p text:style-name="P19"><text:span text:style-name="T20"><text:tab/></text:span><text:span text:style-name="T20">(i * Länge des Elements)</text:span></text:p>
            <text:p text:style-name="P20"><text:span text:style-name="T11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5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" draw:text-style-name="P1" draw:layer="layout" svg:x1="11.853cm" svg:y1="12.488cm" svg:x2="19.05cm" svg:y2="11.641cm">
          <text:p/>
        </draw:line>
        <draw:line draw:name="Line 8" draw:style-name="gr10" draw:text-style-name="P1" draw:layer="layout" svg:x1="13.335cm" svg:y1="13.758cm" svg:x2="19.261cm" svg:y2="14.393cm">
          <text:p/>
        </draw:line>
        <draw:frame draw:style-name="gr9" draw:text-style-name="P17" draw:layer="layout" svg:width="4.974cm" svg:height="5.997cm" svg:x="18.415cm" svg:y="10.372cm">
          <draw:image xlink:href="Pictures/2000008900001457000018D7CB37F256.wm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6" draw:id="id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20.531cm" svg:height="12.276cm" svg:x="1.905cm" svg:y="3.598cm" presentation:class="outline" presentation:user-transformed="true">
          <draw:text-box>
            <text:list text:style-name="L4">
              <text:list-item>
                <text:p text:style-name="P22"><text:span text:style-name="T17">Beispiel einer formalen Beschreibung</text:span></text:p>
              </text:list-item>
            </text:list>
            <text:p text:style-name="P23"><text:span text:style-name="T22"/></text:p>
            <text:p text:style-name="P24"><text:span text:style-name="T23">algebra</text:span><text:span text:style-name="T24"> MyList</text:span></text:p>
            <text:p text:style-name="P24"><text:span text:style-name="T23">sorts</text:span><text:span text:style-name="T24"> list, elem, bool</text:span></text:p>
            <text:p text:style-name="P24"><text:span text:style-name="T23">ops</text:span><text:span text:style-name="T24"><text:tab/></text:span><text:span text:style-name="T24">empty</text:span><text:span text:style-name="T24"><text:tab/></text:span><text:span text:style-name="T24">: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first</text:span><text:span text:style-name="T24"><text:tab/></text:span><text:span text:style-name="T24">: list</text:span><text:span text:style-name="T24"><text:tab/></text:span><text:span text:style-name="T25"></text:span><text:span text:style-name="T24"> elem</text:span></text:p>
            <text:p text:style-name="P24"><text:span text:style-name="T24"><text:tab/></text:span><text:span text:style-name="T24">rest</text:span><text:span text:style-name="T24"><text:tab/></text:span><text:span text:style-name="T24">: list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append</text:span><text:span text:style-name="T24"><text:tab/></text:span><text:span text:style-name="T24">: list x elem</text:span><text:span text:style-name="T25"></text:span><text:span text:style-name="T24"> list</text:span></text:p>
            <text:p text:style-name="P24"><text:span text:style-name="T24"><text:tab/></text:span><text:span text:style-name="T24">concat</text:span><text:span text:style-name="T24"><text:tab/></text:span><text:span text:style-name="T24">: list x list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isempty</text:span><text:span text:style-name="T24"><text:tab/></text:span><text:span text:style-name="T24">: list</text:span><text:span text:style-name="T24"><text:tab/></text:span><text:span text:style-name="T25"></text:span><text:span text:style-name="T24"> bool</text:span></text:p>
            <text:p text:style-name="P24"><text:span text:style-name="T23">sets</text:span><text:span text:style-name="T24"><text:tab/></text:span><text:span text:style-name="T24">list</text:span><text:span text:style-name="T24"><text:tab/></text:span><text:span text:style-name="T24"> = {&lt;a</text:span><text:span text:style-name="T26">1</text:span><text:span text:style-name="T24">,…, a</text:span><text:span text:style-name="T26">n</text:span><text:span text:style-name="T24">&gt; | n &gt;= 0, a</text:span><text:span text:style-name="T26">i </text:span><text:span text:style-name="T24">E elem} </text:span></text:p>
            <text:p text:style-name="P24"><text:span text:style-name="T23">functions</text:span></text:p>
            <text:p text:style-name="P24"><text:span text:style-name="T24"><text:tab/></text:span><text:span text:style-name="T24">empty</text:span><text:span text:style-name="T24"><text:tab/></text:span><text:span text:style-name="T24"><text:tab/></text:span><text:span text:style-name="T24">= 0</text:span></text:p>
            <text:p text:style-name="P24"><text:span text:style-name="T24"><text:tab/></text:span><text:span text:style-name="T24">first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<text:tab/></text:span><text:span text:style-name="T24">= a</text:span><text:span text:style-name="T26">1</text:span><text:span text:style-name="T24">, falls n &gt; 0; sonst undefiniert</text:span></text:p>
            <text:p text:style-name="P24"><text:span text:style-name="T24"><text:tab/></text:span><text:span text:style-name="T24">rest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<text:tab/></text:span><text:span text:style-name="T24">= a</text:span><text:span text:style-name="T26">2</text:span><text:span text:style-name="T24">…a</text:span><text:span text:style-name="T26">n</text:span><text:span text:style-name="T24">, falls n &gt; 0; sonst undefiniert</text:span></text:p>
            <text:p text:style-name="P24"><text:span text:style-name="T24"><text:tab/></text:span><text:span text:style-name="T24">append (a</text:span><text:span text:style-name="T26">1</text:span><text:span text:style-name="T24">…a</text:span><text:span text:style-name="T26">n</text:span><text:span text:style-name="T24">, x)</text:span><text:span text:style-name="T24"><text:tab/></text:span><text:span text:style-name="T24">= x a</text:span><text:span text:style-name="T26">1</text:span><text:span text:style-name="T24">…a</text:span><text:span text:style-name="T26">n</text:span></text:p>
            <text:p text:style-name="P24"><text:span text:style-name="T24"><text:tab/></text:span><text:span text:style-name="T24">concat (a</text:span><text:span text:style-name="T26">1</text:span><text:span text:style-name="T24">…a</text:span><text:span text:style-name="T26">n</text:span><text:span text:style-name="T24">,</text:span><text:span text:style-name="T26"> </text:span><text:span text:style-name="T24">b</text:span><text:span text:style-name="T26">1</text:span><text:span text:style-name="T24">,…b</text:span><text:span text:style-name="T26">m</text:span><text:span text:style-name="T24">)</text:span><text:span text:style-name="T24"><text:tab/></text:span><text:span text:style-name="T24">= a</text:span><text:span text:style-name="T26">1</text:span><text:span text:style-name="T24">…a</text:span><text:span text:style-name="T26">n * </text:span><text:span text:style-name="T24">b</text:span><text:span text:style-name="T26">1</text:span><text:span text:style-name="T24">,… b</text:span><text:span text:style-name="T26">m <text:s/></text:span></text:p>
            <text:p text:style-name="P24"><text:span text:style-name="T24"><text:tab/></text:span><text:span text:style-name="T24">isempty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= (n = 0)</text:span></text:p>
            <text:p text:style-name="P24"><text:span text:style-name="T23">end</text:span><text:span text:style-name="T24"> MyList</text:span></text:p>
            <text:p text:style-name="P24"><text:span text:style-name="T24"/></text:p>
          </draw:text-box>
        </draw:frame>
        <draw:custom-shape draw:name="AutoShape 6" draw:style-name="gr11" draw:text-style-name="P1" draw:layer="layout" svg:width="4.867cm" svg:height="1.269cm" svg:x="16.298cm" svg:y="8.678cm">
          <text:p text:style-name="P11"><text:span text:style-name="T27">Operationen</text:span></text:p>
          <draw:enhanced-geometry draw:mirror-horizontal="false" draw:mirror-vertical="false" svg:viewBox="0 0 4868 1270" draw:text-areas="?f38 ?f38 ?f39 ?f40" draw:type="ooxml-wedgeRoundRectCallout" draw:modifiers="-155523 -15243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7" draw:style-name="gr11" draw:text-style-name="P1" draw:layer="layout" svg:width="7.196cm" svg:height="1.269cm" svg:x="13.335cm" svg:y="5.08cm">
          <text:p text:style-name="P11"><text:span text:style-name="T27">Verwendete Typen</text:span></text:p>
          <draw:enhanced-geometry draw:mirror-horizontal="false" draw:mirror-vertical="false" svg:viewBox="0 0 7197 1270" draw:text-areas="?f38 ?f38 ?f39 ?f40" draw:type="ooxml-wedgeRoundRectCallout" draw:modifiers="-120713 5833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7" draw:id="id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Anker zeigt auf erstes Element</text:span></text:p>
                  </text:list-item>
                  <text:list-item>
                    <text:p text:style-name="P25"><text:span text:style-name="T10">Last zeigt auf letztes Element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488cm" svg:height="5.997cm" svg:x="5.08cm" svg:y="9.948cm">
          <draw:image xlink:href="Pictures/20000098000026BE00001324C4F40708.wm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8" draw:id="id8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Ergänzen eines Elements am Anfang der Liste</text:span></text:p>
                  </text:list-item>
                  <text:list-item>
                    <text:p text:style-name="P25"><text:span text:style-name="T10">2 Operationen (1) und (2) erforderlich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981cm" svg:height="6.985cm" svg:x="3.881cm" svg:y="9.278cm">
          <draw:image xlink:href="Pictures/200000D3000032F6000016D211CD5346.wmf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9" draw:id="id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Einfügen eines Elements</text:span></text:p>
                  </text:list-item>
                  <text:list-item>
                    <text:p text:style-name="P25"><text:span text:style-name="T10">3 Operationen (1), (2) und (3) erforderlich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4.64cm" svg:height="7.973cm" svg:x="5.292cm" svg:y="9.313cm">
          <draw:image xlink:href="Pictures/20000115000031C200001BA5E404ECDA.wmf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10" draw:id="id1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doppelt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Vorteile?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488cm" svg:height="6.244cm" svg:x="4.939cm" svg:y="8.819cm">
          <draw:image xlink:href="Pictures/20000040000027540000148013B57908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11" draw:id="id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20.742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einfach verketteten Liste in einem Array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Vorteile?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4.817cm" svg:height="7.973cm" svg:x="5.927cm" svg:y="8.678cm">
          <draw:image xlink:href="Pictures/2000010600002E35000019794A6341E5.wmf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ck" draw:style-name="dp1" draw:master-page-name="Titel_20_und_20_Inhalt" presentation:presentation-page-layout-name="AL2T11" xml:id="id12" draw:id="id12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tack</text:span></text:p>
          </draw:text-box>
        </draw:frame>
        <draw:frame draw:name="Rectangle 3" presentation:style-name="pr5" draw:text-style-name="P1" draw:layer="layout" svg:width="20.742cm" svg:height="12.276cm" svg:x="1.693cm" svg:y="3.598cm" presentation:class="outline" presentation:user-transformed="true">
          <draw:text-box>
            <text:list text:style-name="L4">
              <text:list-item>
                <text:p text:style-name="P26"><text:span text:style-name="T17">Kellerspeicher = Stapelspeicher = Stack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9">LIFO-Prinzip</text:span></text:p>
                  </text:list-item>
                  <text:list-item>
                    <text:p text:style-name="P27"><text:span text:style-name="T29">Dient dazu, eine beliebige Anzahl von meist gleich großen „Objekten“ zu speichern</text:span></text:p>
                  </text:list-item>
                  <text:list-item>
                    <text:p text:style-name="P27"><text:span text:style-name="T29">Entnahme in umgekehrter Reihenfolge</text:span><text:span text:style-name="T10"> </text:span></text:p>
                  </text:list-item>
                  <text:list-item>
                    <text:p text:style-name="P27"><text:span text:style-name="T10">Operationen: push, pop, top</text:span></text:p>
                  </text:list-item>
                </text:list>
              </text:list-item>
            </text:list>
            <text:p text:style-name="P20"><text:span text:style-name="T28"/></text:p>
            <text:p text:style-name="P28"><text:span text:style-name="T21"/></text:p>
            <text:p text:style-name="P28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383cm" svg:height="5.997cm" svg:x="9.737cm" svg:y="11.007cm">
          <draw:image xlink:href="Pictures/200000AE00002D1C000016537EE20EFD.wmf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3" draw:id="id1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1.377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Warteschlange = Queu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29">FIFO-Prinzip</text:span></text:p>
                  </text:list-item>
                  <text:list-item>
                    <text:p text:style-name="P25"><text:span text:style-name="T29">Spezielle Listen, bei denen Elemente nur vorne eingefügt und hinten, also am anderen Ende entnommen werden können </text:span></text:p>
                  </text:list-item>
                </text:list>
              </text:list-item>
            </text:list>
            <text:p text:style-name="P29"><text:span text:style-name="T10">Operationen: </text:span><text:span text:style-name="T30">enqueue, dequeue</text:span><text:span text:style-name="T31"> </text:span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" draw:layer="layout" svg:width="19.684cm" svg:height="6.169cm" svg:x="2.963cm" svg:y="10.795cm">
          <text:p text:style-name="P30"><text:span text:style-name="T23">algebra</text:span><text:span text:style-name="T24"> MyQueue</text:span></text:p>
          <text:p text:style-name="P30"><text:span text:style-name="T23">sorts</text:span><text:span text:style-name="T24"> queue, elem, bool</text:span></text:p>
          <text:p text:style-name="P30"><text:span text:style-name="T23">ops</text:span><text:span text:style-name="T24"><text:tab/></text:span></text:p>
          <text:p text:style-name="P30"><text:span text:style-name="T24"><text:tab/></text:span><text:span text:style-name="T24">empty</text:span><text:span text:style-name="T24"><text:tab/></text:span><text:span text:style-name="T24">:</text:span><text:span text:style-name="T24"><text:tab/></text:span><text:span text:style-name="T24"><text:tab/></text:span><text:span text:style-name="T25"></text:span><text:span text:style-name="T24"> queue </text:span><text:span text:style-name="T24"><text:tab/></text:span><text:span text:style-name="T24">// Anlegen einer Queue</text:span></text:p>
          <text:p text:style-name="P30"><text:span text:style-name="T24"><text:tab/></text:span><text:span text:style-name="T24">front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elem <text:s/></text:span><text:span text:style-name="T24"><text:tab/></text:span><text:span text:style-name="T24">// Erstes Element</text:span></text:p>
          <text:p text:style-name="P30"><text:span text:style-name="T24"><text:tab/></text:span><text:span text:style-name="T24">enqueue</text:span><text:span text:style-name="T24"><text:tab/></text:span><text:span text:style-name="T24">: queue x elem</text:span><text:span text:style-name="T24"><text:tab/></text:span><text:span text:style-name="T25"></text:span><text:span text:style-name="T24"> queue </text:span><text:span text:style-name="T24"><text:tab/></text:span><text:span text:style-name="T24">// Einfügen eines Elements</text:span></text:p>
          <text:p text:style-name="P30"><text:span text:style-name="T24"><text:tab/></text:span><text:span text:style-name="T24">dequeue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queue</text:span><text:span text:style-name="T24"><text:tab/></text:span><text:span text:style-name="T24">// Abholen eines Elements</text:span></text:p>
          <text:p text:style-name="P30"><text:span text:style-name="T24"><text:tab/></text:span><text:span text:style-name="T24">isempty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bool</text:span><text:span text:style-name="T24"><text:tab/></text:span><text:span text:style-name="T24">// Abfrage, ob Queue leer ist</text:span></text:p>
          <text:p text:style-name="P30"><text:span text:style-name="T23">...</text:span></text:p>
          <text:p text:style-name="P31"><text:span text:style-name="T32">end</text:span><text:span text:style-name="T33"> MyQueue</text:span><text:span text:style-name="T34"> </text:span></text:p>
          <draw:enhanced-geometry draw:mirror-horizontal="false" draw:mirror-vertical="false" svg:viewBox="0 0 19685 61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4" draw:id="id1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0.742cm" svg:height="5.502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Queue in einem Array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Zyklische Queue</text:span></text:p>
                  </text:list-item>
                  <text:list-item>
                    <text:p text:style-name="P25"><text:span text:style-name="T10">Pufferüberlauf?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" draw:layer="layout" svg:width="25.399cm" svg:height="0.001cm" svg:x="7.131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7.815cm" svg:height="7.973cm" svg:x="4.233cm" svg:y="9.137cm">
          <draw:image xlink:href="Pictures/20000114000030B40000161A4AF07F2A.wm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5" draw:id="id1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0.742cm" svg:height="5.502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Queue als verkettet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Anfangs- und Endzeiger</text:span></text:p>
                  </text:list-item>
                  <text:list-item>
                    <text:p text:style-name="P25"><text:span text:style-name="T10">Spezielle Form: </text:span><text:span text:style-name="T29">Vorrang- bzw. Prioritätswarteschlange</text:span><text:span text:style-name="T10"> 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18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7.408cm" svg:y="7.40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7.131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1" draw:layer="layout" svg:width="25.399cm" svg:height="0.001cm" svg:x="8.467cm" svg:y="7.673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946cm" svg:height="6.985cm" svg:x="4.657cm" svg:y="9.525cm">
          <draw:image xlink:href="Pictures/200000BD000032F6000016D225DF2EDF.wmf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shtabellen" draw:style-name="dp1" draw:master-page-name="Titel_20_und_20_Inhalt" presentation:presentation-page-layout-name="AL2T11" xml:id="id16" draw:id="id1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Hashtabellen</text:span></text:p>
          </draw:text-box>
        </draw:frame>
        <draw:frame draw:name="Rectangle 3" presentation:style-name="pr5" draw:text-style-name="P1" draw:layer="layout" svg:width="21.801cm" svg:height="12.276cm" svg:x="1.905cm" svg:y="3.387cm" presentation:class="outline" presentation:user-transformed="true">
          <draw:text-box>
            <text:list text:style-name="L4">
              <text:list-item>
                <text:p text:style-name="P32"><text:span text:style-name="T35">Hashtabelle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4">Spezielle </text:span><text:span text:style-name="T15">Indexstruktur</text:span><text:span text:style-name="T14"> zum schnellen Auffinden von Elementen in </text:span><text:span text:style-name="T15">großen Datenmengen</text:span></text:p>
                  </text:list-item>
                </text:list>
              </text:list-item>
              <text:list-item>
                <text:p text:style-name="P32"><text:span text:style-name="T36">Hashverfahren</text:span></text:p>
                <text:list>
                  <text:list-item>
                    <text:p text:style-name="P33"><text:span text:style-name="T15">Hashverfahren</text:span><text:span text:style-name="T14"> zur Auffindung der gesuchten Elemente notwendig </text:span><text:span text:style-name="T37"></text:span><text:span text:style-name="T14"> Hashfunktion</text:span></text:p>
                  </text:list-item>
                </text:list>
              </text:list-item>
              <text:list-item>
                <text:p text:style-name="P32"><text:span text:style-name="T36">Hashfunktion</text:span></text:p>
                <text:list>
                  <text:list-item>
                    <text:p text:style-name="P33"><text:span text:style-name="T15">Hashfunktion</text:span><text:span text:style-name="T14"> ermittelt <text:s/>aus einem Element-Schlüssel einen Hash-Wert </text:span></text:p>
                  </text:list-item>
                  <text:list-item>
                    <text:p text:style-name="P33"><text:span text:style-name="T15">Hashwert</text:span><text:span text:style-name="T14"> stellt den Index des gesuchten Elements innerhalb der Tabelle dar</text:span></text:p>
                  </text:list-item>
                  <text:list-item>
                    <text:p text:style-name="P33"><text:span text:style-name="T14">Ideal: Die Hashfunktion liefert genau einen Hash-Wert</text:span></text:p>
                  </text:list-item>
                  <text:list-item>
                    <text:p text:style-name="P33"><text:span text:style-name="T14">Aber Hashfunktionen sind in der Regel </text:span><text:span text:style-name="T15">nicht ein-eindeutig</text:span><text:span text:style-name="T14"> </text:span><text:span text:style-name="T14"><text:tab/></text:span></text:p>
                  </text:list-item>
                </text:list>
              </text:list-item>
            </text:list>
            <text:p text:style-name="P34"><text:span text:style-name="T25"></text:span><text:span text:style-name="T24"> </text:span><text:span text:style-name="T14">Kollisionen möglich</text:span></text:p>
            <text:list text:style-name="L7">
              <text:list-item>
                <text:p text:style-name="P32"><text:span text:style-name="T29">Abbildung</text:span></text:p>
              </text:list-item>
            </text:list>
            <text:p text:style-name="P35"><text:span text:style-name="T14">h: U </text:span><text:span text:style-name="T37"></text:span><text:span text:style-name="T14"> {0, 1, …, m-1}, wobei U die Menge aller möglichen Schlüssel ist</text:span><text:span text:style-name="T38"> </text:span></text:p>
            <text:p text:style-name="P28"><text:span text:style-name="T38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shtabellen: Beispiel" draw:style-name="dp1" draw:master-page-name="Titel_20_und_20_Inhalt" presentation:presentation-page-layout-name="AL2T11" xml:id="id17" draw:id="id1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Hashtabellen: Beispiel</text:span></text:p>
          </draw:text-box>
        </draw:frame>
        <draw:frame draw:name="Rectangle 3" presentation:style-name="pr5" draw:text-style-name="P1" draw:layer="layout" svg:width="21.801cm" svg:height="3.809cm" svg:x="1.905cm" svg:y="3.387cm" presentation:class="outline" presentation:user-transformed="true">
          <draw:text-box>
            <text:list text:style-name="L4">
              <text:list-item>
                <text:p text:style-name="P26"><text:span text:style-name="T5">Hashfunktion: Modulo-Funktion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39">Beispiel: mod 6</text:span></text:p>
                  </text:list-item>
                </text:list>
              </text:list-item>
            </text:list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1" draw:layer="layout" svg:width="0.859cm" svg:height="0.927cm" svg:x="15.446cm" svg:y="8.59cm">
          <text:p text:style-name="P11"><text:span text:style-name="T40">6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4" draw:text-style-name="P1" draw:layer="layout" svg:width="0.537cm" svg:height="0.96cm" svg:x="16.298cm" svg:y="8.59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" draw:layer="layout" svg:x1="16.51cm" svg:y1="9.013cm" svg:x2="17.356cm" svg:y2="9.013cm">
          <text:p/>
        </draw:line>
        <draw:custom-shape draw:name="Text Box 29" draw:style-name="gr13" draw:text-style-name="P1" draw:layer="layout" svg:width="1.219cm" svg:height="0.927cm" svg:x="17.325cm" svg:y="8.59cm">
          <text:p text:style-name="P11"><text:span text:style-name="T40">12</text:span></text:p>
          <draw:enhanced-geometry draw:mirror-horizontal="false" draw:mirror-vertical="false" svg:viewBox="0 0 12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" draw:text-style-name="P1" draw:layer="layout" svg:width="0.537cm" svg:height="0.96cm" svg:x="18.512cm" svg:y="8.59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2">
          <draw:custom-shape draw:name="Rectangle 11" draw:style-name="gr15" draw:text-style-name="P1" draw:layer="layout" svg:width="2.265cm" svg:height="0.846cm" svg:x="12.308cm" svg:y="8.59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16" draw:text-style-name="P1" draw:layer="layout" svg:width="0.859cm" svg:height="0.927cm" svg:x="11.472cm" svg:y="8.59cm">
            <text:p text:style-name="P11"><text:span text:style-name="T40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5" draw:text-style-name="P1" draw:layer="layout" svg:width="2.265cm" svg:height="0.846cm" svg:x="12.308cm" svg:y="9.437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6" draw:text-style-name="P1" draw:layer="layout" svg:width="0.859cm" svg:height="0.927cm" svg:x="11.472cm" svg:y="9.437cm">
            <text:p text:style-name="P11"><text:span text:style-name="T40">1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5" draw:text-style-name="P1" draw:layer="layout" svg:width="2.265cm" svg:height="0.846cm" svg:x="12.308cm" svg:y="10.28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6" draw:text-style-name="P1" draw:layer="layout" svg:width="0.859cm" svg:height="0.927cm" svg:x="11.472cm" svg:y="10.283cm">
            <text:p text:style-name="P11"><text:span text:style-name="T40">2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5" draw:text-style-name="P1" draw:layer="layout" svg:width="2.265cm" svg:height="0.846cm" svg:x="12.308cm" svg:y="11.1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6" draw:text-style-name="P1" draw:layer="layout" svg:width="0.859cm" svg:height="0.927cm" svg:x="11.472cm" svg:y="11.13cm">
            <text:p text:style-name="P11"><text:span text:style-name="T40">3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5" draw:text-style-name="P1" draw:layer="layout" svg:width="2.265cm" svg:height="0.846cm" svg:x="12.308cm" svg:y="11.977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16" draw:text-style-name="P1" draw:layer="layout" svg:width="0.859cm" svg:height="0.927cm" svg:x="11.472cm" svg:y="11.977cm">
            <text:p text:style-name="P11"><text:span text:style-name="T40">4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5" draw:text-style-name="P1" draw:layer="layout" svg:width="2.265cm" svg:height="0.846cm" svg:x="12.308cm" svg:y="12.82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16" draw:text-style-name="P1" draw:layer="layout" svg:width="0.859cm" svg:height="0.927cm" svg:x="11.472cm" svg:y="12.823cm">
            <text:p text:style-name="P11"><text:span text:style-name="T40">5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3.64cm" svg:y1="9.013cm" svg:x2="15.239cm" svg:y2="9.013cm">
            <text:p/>
          </draw:line>
          <draw:line draw:name="Line 32" draw:style-name="gr10" draw:text-style-name="P1" draw:layer="layout" svg:x1="13.64cm" svg:y1="11.553cm" svg:x2="15.239cm" svg:y2="11.553cm">
            <text:p/>
          </draw:line>
        </draw:g>
        <draw:custom-shape draw:name="Text Box 33" draw:style-name="gr13" draw:text-style-name="P1" draw:layer="layout" svg:width="0.859cm" svg:height="0.927cm" svg:x="15.446cm" svg:y="11.13cm">
          <text:p text:style-name="P11"><text:span text:style-name="T40">3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4" draw:text-style-name="P1" draw:layer="layout" svg:width="0.537cm" svg:height="0.96cm" svg:x="16.298cm" svg:y="11.13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" draw:layer="layout" svg:x1="16.51cm" svg:y1="11.553cm" svg:x2="17.356cm" svg:y2="11.553cm">
          <text:p/>
        </draw:line>
        <draw:custom-shape draw:name="Text Box 36" draw:style-name="gr13" draw:text-style-name="P1" draw:layer="layout" svg:width="1.219cm" svg:height="0.927cm" svg:x="17.325cm" svg:y="11.13cm">
          <text:p text:style-name="P11"><text:span text:style-name="T40">21</text:span></text:p>
          <draw:enhanced-geometry draw:mirror-horizontal="false" draw:mirror-vertical="false" svg:viewBox="0 0 12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0.537cm" svg:height="0.96cm" svg:x="18.512cm" svg:y="11.13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6" draw:text-style-name="P1" draw:layer="layout" svg:width="4.008cm" svg:height="0.927cm" svg:x="2.295cm" svg:y="8.864cm">
          <text:p text:style-name="P11"><text:span text:style-name="T40">6 mod 6 = 0</text:span></text:p>
          <draw:enhanced-geometry draw:mirror-horizontal="false" draw:mirror-vertical="false" svg:viewBox="0 0 400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17" draw:text-style-name="P1" draw:layer="layout" svg:x1="6.138cm" svg:y1="9.225cm" svg:x2="11.43cm" svg:y2="9.013cm">
          <text:p/>
        </draw:line>
        <draw:custom-shape draw:name="Text Box 40" draw:style-name="gr16" draw:text-style-name="P1" draw:layer="layout" svg:width="4.368cm" svg:height="0.927cm" svg:x="2.393cm" svg:y="10.707cm">
          <text:p text:style-name="P11"><text:span text:style-name="T40">12 mod 6 = 0</text:span></text:p>
          <draw:enhanced-geometry draw:mirror-horizontal="false" draw:mirror-vertical="false" svg:viewBox="0 0 436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7" draw:text-style-name="P1" draw:layer="layout" svg:x1="6.35cm" svg:y1="11.13cm" svg:x2="11.641cm" svg:y2="9.436cm">
          <text:p/>
        </draw:line>
        <draw:custom-shape draw:name="Text Box 42" draw:style-name="gr16" draw:text-style-name="P1" draw:layer="layout" svg:width="4.008cm" svg:height="0.927cm" svg:x="2.515cm" svg:y="12.823cm">
          <text:p text:style-name="P11"><text:span text:style-name="T40">3 mod 6 = 3</text:span></text:p>
          <draw:enhanced-geometry draw:mirror-horizontal="false" draw:mirror-vertical="false" svg:viewBox="0 0 400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6" draw:text-style-name="P1" draw:layer="layout" svg:width="4.368cm" svg:height="0.927cm" svg:x="2.336cm" svg:y="14.093cm">
          <text:p text:style-name="P11"><text:span text:style-name="T40">21 mod 6 = 3</text:span></text:p>
          <draw:enhanced-geometry draw:mirror-horizontal="false" draw:mirror-vertical="false" svg:viewBox="0 0 436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7" draw:text-style-name="P1" draw:layer="layout" svg:x1="6.35cm" svg:y1="13.458cm" svg:x2="11.641cm" svg:y2="11.765cm">
          <text:p/>
        </draw:line>
        <draw:line draw:name="Line 45" draw:style-name="gr17" draw:text-style-name="P1" draw:layer="layout" svg:x1="6.35cm" svg:y1="14.305cm" svg:x2="11.641cm" svg:y2="12.188cm">
          <text:p/>
        </draw:line>
        <draw:custom-shape draw:name="Text Box 46" draw:style-name="gr16" draw:text-style-name="P1" draw:layer="layout" svg:width="3.865cm" svg:height="1.098cm" svg:x="6.991cm" svg:y="15.663cm">
          <text:p text:style-name="P11"><text:span text:style-name="T39">Hashwert</text:span></text:p>
          <draw:enhanced-geometry draw:mirror-horizontal="false" draw:mirror-vertical="false" svg:viewBox="0 0 3866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1" draw:layer="layout" svg:width="4.698cm" svg:height="1.098cm" svg:x="11.145cm" svg:y="6.773cm">
          <text:p text:style-name="P11"><text:span text:style-name="T39">Hashtabelle</text:span></text:p>
          <draw:enhanced-geometry draw:mirror-horizontal="false" draw:mirror-vertical="false" svg:viewBox="0 0 469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8" draw:text-style-name="P1" draw:layer="layout" svg:x1="7.408cm" svg:y1="15.875cm" svg:x2="6.138cm" svg:y2="15.028cm">
          <text:p/>
        </draw:line>
        <draw:custom-shape draw:name="Text Box 49" draw:style-name="gr16" draw:text-style-name="P1" draw:layer="layout" svg:width="5.19cm" svg:height="1.098cm" svg:x="2.67cm" svg:y="6.562cm">
          <text:p text:style-name="P11"><text:span text:style-name="T39">Hashfunktion</text:span></text:p>
          <draw:enhanced-geometry draw:mirror-horizontal="false" draw:mirror-vertical="false" svg:viewBox="0 0 519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9" draw:text-style-name="P1" draw:layer="layout" svg:x1="3.81cm" svg:y1="8.89cm" svg:x2="4.233cm" svg:y2="7.408cm">
          <text:p/>
        </draw:line>
        <draw:custom-shape draw:name="Text Box 51" draw:style-name="gr16" draw:text-style-name="P1" draw:layer="layout" svg:width="10.951cm" svg:height="0.927cm" svg:x="11.422cm" svg:y="15.452cm">
          <text:p text:style-name="P11"><text:span text:style-name="T40">U = Menge aller möglichen Schlüssel</text:span></text:p>
          <draw:enhanced-geometry draw:mirror-horizontal="false" draw:mirror-vertical="false" svg:viewBox="0 0 1095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4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5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318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_20_und_20_Inhalt" style:display-name="Titel und Inhalt" style:page-layout-name="PM1" draw:style-name="Mdp1">
      <draw:frame draw:name="Titel 1" presentation:style-name="Mpr1" draw:text-style-name="MP4" draw:layer="backgroundobjects" svg:width="17.695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2" draw:text-style-name="MP4" draw:layer="backgroundobjects" svg:width="21.589cm" svg:height="11.429cm" svg:x="2.54cm" svg:y="4.657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11" draw:layer="backgroundobjects" svg:x1="0.2cm" svg:y1="3.324cm" svg:x2="25.2cm" svg:y2="3.324cm">
        <text:p/>
      </draw:line>
      <draw:frame draw:name="Grafik 1" draw:style-name="Mgr4" draw:text-style-name="MP11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3" draw:text-style-name="MP12" draw:layer="backgroundobjects" svg:width="8.706cm" svg:height="0.843cm" svg:x="18.929cm" svg:y="18.288cm">
        <draw:text-box>
          <text:p text:style-name="MP3"><text:span text:style-name="MT8">T. Pospisek, Betriebssysteme, Seite </text:span><text:span text:style-name="MT8"><text:page-number>&lt;number&gt;</text:page-number></text:span></text:p>
        </draw:text-box>
      </draw:frame>
      <draw:custom-shape draw:name="Textfeld 8" draw:style-name="Mgr5" draw:text-style-name="MP14" draw:layer="backgroundobjects" svg:width="4.365cm" svg:height="0.547cm" svg:x="0.188cm" svg:y="18.41cm">
        <text:p text:style-name="MP13"><text:span text:style-name="MT9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Betriebssysteme: Aufgaben, Architekturen...</dc:subject>
    <meta:editing-cycles>2</meta:editing-cycles>
    <meta:creation-date>2015-01-25T23:42:24.903407755</meta:creation-date>
    <meta:editing-duration>PT2M14S</meta:editing-duration>
    <meta:generator>LibreOffice/4.3.3.2$Linux_X86_64 LibreOffice_project/430m0$Build-2</meta:generator>
    <meta:initial-creator>Tomas Pospisek</meta:initial-creator>
    <dc:date>2015-01-25T23:44:38.399218084</dc:date>
    <dc:creator>Tomas Pospisek</dc:creator>
    <meta:document-statistic meta:object-count="2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